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language="en" fo:country="US" style:font-size-asian="20pt" style:font-size-complex="20pt"/>
    </style:style>
    <style:style style:name="P2" style:family="paragraph" style:parent-style-name="Standard">
      <style:text-properties fo:font-size="20pt" fo:language="en" fo:country="US" officeooo:rsid="0014413a" officeooo:paragraph-rsid="0014413a" style:font-size-asian="20pt" style:font-size-complex="20pt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font-size="20pt" officeooo:rsid="00163952" officeooo:paragraph-rsid="00163952" style:font-size-asian="20pt" style:font-size-complex="20pt"/>
    </style:style>
    <style:style style:name="P5" style:family="paragraph" style:parent-style-name="Standard">
      <style:text-properties fo:font-size="20pt" fo:language="ru" fo:country="RU" officeooo:rsid="0014413a" officeooo:paragraph-rsid="0014413a" style:font-size-asian="20pt" style:font-size-complex="20pt"/>
    </style:style>
    <style:style style:name="P6" style:family="paragraph" style:parent-style-name="Standard">
      <style:text-properties fo:font-size="20pt" fo:language="ru" fo:country="RU" style:font-size-asian="20pt" style:font-size-complex="20pt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text-properties fo:font-size="12pt" fo:language="ru" fo:country="RU" officeooo:rsid="0014413a" officeooo:paragraph-rsid="0014413a" style:font-size-asian="10.5pt" style:font-size-complex="12pt"/>
    </style:style>
    <style:style style:name="P9" style:family="paragraph" style:parent-style-name="Standard">
      <style:text-properties officeooo:rsid="0014ebca" officeooo:paragraph-rsid="0014ebca"/>
    </style:style>
    <style:style style:name="P10" style:family="paragraph" style:parent-style-name="Standard">
      <style:text-properties officeooo:rsid="00163952" officeooo:paragraph-rsid="00163952"/>
    </style:style>
    <style:style style:name="T1" style:family="text">
      <style:text-properties fo:color="#0000ff" loext:opacity="100%" style:font-name="Cascadia Mono" fo:font-size="9.5pt" style:font-size-asian="9.5pt" fo:background-color="#ffffff"/>
    </style:style>
    <style:style style:name="T2" style:family="text">
      <style:text-properties fo:color="#000000" loext:opacity="100%" style:font-name="Cascadia Mono" fo:font-size="9.5pt" style:font-size-asian="9.5pt" fo:background-color="#ffffff"/>
    </style:style>
    <style:style style:name="T3" style:family="text">
      <style:text-properties fo:color="#2b91af" loext:opacity="100%" style:font-name="Cascadia Mono" fo:font-size="9.5pt" style:font-size-asian="9.5pt" fo:background-color="#ffffff"/>
    </style:style>
    <style:style style:name="T4" style:family="text">
      <style:text-properties fo:color="#008000" loext:opacity="100%" style:font-name="Cascadia Mono" fo:font-size="9.5pt" style:font-size-asian="9.5pt" fo:background-color="#ffffff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language="en" fo:country="US" style:font-size-asian="20pt" style:font-size-complex="20pt"/>
    </style:style>
    <style:style style:name="T7" style:family="text">
      <style:text-properties fo:font-size="20pt" fo:language="ru" fo:country="RU" style:font-size-asian="20pt" style:font-size-complex="20pt"/>
    </style:style>
    <style:style style:name="T8" style:family="text">
      <style:text-properties fo:language="en" fo:country="US"/>
    </style:style>
    <style:style style:name="T9" style:family="text">
      <style:text-properties officeooo:rsid="001441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eManager:</text:p>
      <text:p text:style-name="Standard"><text:span text:style-name="T5">Переименование:</text:span><text:line-break/>убрал везде Govnokod</text:p>
      <text:p text:style-name="Standard"><text:line-break/><text:span text:style-name="T5">Изменение:</text:span></text:p>
      <text:p text:style-name="Standard">public static void DeleteFile(string filepath)</text:p>
      <text:p text:style-name="Standard">{</text:p>
      <text:p text:style-name="Standard"><text:s text:c="4"/>if (string.IsNullOrEmpty(filepath))</text:p>
      <text:p text:style-name="Standard"><text:s text:c="4"/>{</text:p>
      <text:p text:style-name="Standard"><text:s text:c="8"/>Console.WriteLine("no path provided");</text:p>
      <text:p text:style-name="Standard"><text:s text:c="8"/>return;</text:p>
      <text:p text:style-name="Standard"><text:s text:c="4"/>}</text:p>
      <text:p text:style-name="Standard"><text:s text:c="4"/>try</text:p>
      <text:p text:style-name="Standard"><text:s text:c="4"/>{</text:p>
      <text:p text:style-name="Standard"><text:s text:c="8"/>if (File.Exists(filepath))</text:p>
      <text:p text:style-name="Standard"><text:s text:c="8"/>{</text:p>
      <text:p text:style-name="Standard"><text:s text:c="12"/>File.Delete(filepath);</text:p>
      <text:p text:style-name="Standard"><text:s text:c="12"/>Console.WriteLine("\n <text:s/>File deleted!");</text:p>
      <text:p text:style-name="Standard"><text:s text:c="8"/>}</text:p>
      <text:p text:style-name="Standard"><text:s text:c="4"/>}</text:p>
      <text:p text:style-name="Standard"><text:s text:c="4"/>catch (Exception e)</text:p>
      <text:p text:style-name="Standard"><text:s text:c="4"/>{</text:p>
      <text:p text:style-name="Standard"><text:s text:c="8"/>Console.WriteLine("\n <text:s/>Error: " + e.Message);</text:p>
      <text:p text:style-name="Standard"><text:s text:c="4"/>}</text:p>
      <text:p text:style-name="Standard">}</text:p>
      <text:p text:style-name="Standard">public static void CopyFile(string source, string dest)</text:p>
      <text:p text:style-name="Standard">{</text:p>
      <text:p text:style-name="Standard"><text:s text:c="4"/>try</text:p>
      <text:p text:style-name="Standard"><text:s text:c="4"/>{</text:p>
      <text:p text:style-name="Standard"><text:s text:c="8"/>File.Copy(source, dest, true);</text:p>
      <text:p text:style-name="Standard"><text:s text:c="8"/>Console.WriteLine("\n <text:s/>File copied!");</text:p>
      <text:p text:style-name="Standard"><text:s text:c="4"/>}</text:p>
      <text:p text:style-name="Standard"><text:s text:c="4"/>catch (Exception e) {</text:p>
      <text:p text:style-name="Standard"><text:s text:c="8"/>Console.WriteLine("\n <text:s/>Error: " + e.Message);</text:p>
      <text:p text:style-name="Standard"><text:s text:c="4"/>}</text:p>
      <text:p text:style-name="Standard">}</text:p>
      <text:p text:style-name="Standard">public static void RenameFile(string oldPath, string newPath)</text:p>
      <text:p text:style-name="Standard">{</text:p>
      <text:p text:style-name="Standard"><text:s text:c="12"/></text:p>
      <text:p text:style-name="Standard"><text:s text:c="4"/>try</text:p>
      <text:p text:style-name="Standard"><text:s text:c="4"/>{</text:p>
      <text:p text:style-name="Standard"><text:s text:c="8"/>File.Move(oldPath, newPath);</text:p>
      <text:p text:style-name="Standard"><text:s text:c="8"/>Console.WriteLine(" <text:s/>File renamed!");</text:p>
      <text:p text:style-name="Standard"><text:s text:c="4"/>}</text:p>
      <text:p text:style-name="Standard"><text:s text:c="4"/>catch (Exception e)</text:p>
      <text:p text:style-name="Standard"><text:s text:c="4"/>{</text:p>
      <text:p text:style-name="Standard"><text:s text:c="8"/>Console.WriteLine(" <text:s/>Renaming failed: " + e.Message);</text:p>
      <text:p text:style-name="Standard"><text:s text:c="4"/>}</text:p>
      <text:p text:style-name="Standard">}</text:p>
      <text:p text:style-name="Standard"><text:s/>public static void CreateFile(string filepath)</text:p>
      <text:p text:style-name="Standard"><text:soft-page-break/><text:s/>{</text:p>
      <text:p text:style-name="Standard"><text:s text:c="12"/></text:p>
      <text:p text:style-name="Standard"><text:s text:c="5"/>try</text:p>
      <text:p text:style-name="Standard"><text:s text:c="5"/>{</text:p>
      <text:p text:style-name="Standard"><text:s text:c="9"/>File.WriteAllText(filepath, "");</text:p>
      <text:p text:style-name="Standard"><text:s text:c="9"/>Console.WriteLine(" <text:s/>File created!");</text:p>
      <text:p text:style-name="Standard"><text:s text:c="5"/>}</text:p>
      <text:p text:style-name="Standard"><text:s text:c="5"/>catch (Exception e)</text:p>
      <text:p text:style-name="Standard"><text:s text:c="5"/>{</text:p>
      <text:p text:style-name="Standard"><text:s text:c="9"/>Console.WriteLine(e.Message);</text:p>
      <text:p text:style-name="Standard"><text:s text:c="5"/>}</text:p>
      <text:p text:style-name="Standard"><text:s/>}<text:line-break/>public static List&lt;string&gt; GetFiles(string directory)</text:p>
      <text:p text:style-name="Standard">{</text:p>
      <text:p text:style-name="Standard"><text:s text:c="12"/></text:p>
      <text:p text:style-name="Standard"><text:s text:c="4"/>try</text:p>
      <text:p text:style-name="Standard"><text:s text:c="4"/>{</text:p>
      <text:p text:style-name="Standard"><text:s text:c="8"/>return Directory.GetFileSystemEntries(directory)</text:p>
      <text:p text:style-name="Standard"><text:s text:c="24"/>.Select(Path.GetFileName)</text:p>
      <text:p text:style-name="Standard"><text:s text:c="24"/>.OrderBy(n =&gt; n).ToList();</text:p>
      <text:p text:style-name="Standard"><text:s text:c="4"/>}</text:p>
      <text:p text:style-name="Standard"><text:s text:c="4"/>catch(Exception e)</text:p>
      <text:p text:style-name="Standard"><text:s text:c="4"/>{</text:p>
      <text:p text:style-name="Standard"><text:s text:c="8"/>Console.WriteLine(e.Message);</text:p>
      <text:p text:style-name="Standard"><text:s text:c="8"/>return new List&lt;string&gt;();</text:p>
      <text:p text:style-name="Standard"><text:s text:c="4"/>}</text:p>
      <text:p text:style-name="Standard">}</text:p>
      <text:p text:style-name="P3">Мертвый код:</text:p>
      <text:p text:style-name="Standard">private static void DoNothingButWasteTime()</text:p>
      <text:p text:style-name="Standard">{</text:p>
      <text:p text:style-name="Standard"><text:s text:c="4"/>for (int i = 0; i &lt; 3; i++)</text:p>
      <text:p text:style-name="Standard"><text:s text:c="4"/>{</text:p>
      <text:p text:style-name="Standard"><text:s text:c="8"/>Console.Write("");</text:p>
      <text:p text:style-name="Standard"><text:s text:c="4"/>}</text:p>
      <text:p text:style-name="Standard">}</text:p>
      <text:p text:style-name="Standard">static int COUNTER = 0;</text:p>
      <text:p text:style-name="Standard">static string LastAction = "";</text:p>
      <text:p text:style-name="Standard">try</text:p>
      <text:p text:style-name="Standard">{</text:p>
      <text:p text:style-name="Standard"><text:s text:c="20"/></text:p>
      <text:p text:style-name="Standard"><text:s text:c="4"/>using (var fs = File.Open(filepath, FileMode.OpenOrCreate)) { }</text:p>
      <text:p text:style-name="Standard"><text:s text:c="4"/>goto RETRY;</text:p>
      <text:p text:style-name="Standard">}</text:p>
      <text:p text:style-name="Standard">catch { /* ignore everything */ }</text:p>
      <text:p text:style-name="Standard"/>
      <text:p text:style-name="P3">Добавил:</text:p>
      <text:p text:style-name="Standard">везде</text:p>
      <text:p text:style-name="Standard">catch(Exception e)</text:p>
      <text:p text:style-name="Standard">{</text:p>
      <text:p text:style-name="Standard"><text:s text:c="4"/>Console.WriteLine(e.Message);</text:p>
      <text:p text:style-name="Standard">}</text:p>
      <text:p text:style-name="Standard"><text:soft-page-break/></text:p>
      <text:p text:style-name="P3"><text:span text:style-name="T8">Program:</text:span></text:p>
      <text:p text:style-name="Standard"><text:line-break/><text:span text:style-name="T5">Изменение:</text:span></text:p>
      <text:p text:style-name="P9"><text:span text:style-name="T5">избавился от </text:span><text:span text:style-name="T6">globalState </text:span><text:span text:style-name="T7">и ударил весь дублирующийся код</text:span></text:p>
      <text:p text:style-name="Standard">static void Main(string[] args)</text:p>
      <text:p text:style-name="Standard">{</text:p>
      <text:p text:style-name="Standard"><text:s text:c="4"/>Console.OutputEncoding = System.Text.Encoding.UTF8;</text:p>
      <text:p text:style-name="Standard"><text:s text:c="4"/>var ctx = new EditorContext();</text:p>
      <text:p text:style-name="Standard"><text:s text:c="4"/>Console.Clear();</text:p>
      <text:p text:style-name="Standard"/>
      <text:p text:style-name="Standard"/>
      <text:p text:style-name="Standard"><text:s text:c="4"/>while (true)</text:p>
      <text:p text:style-name="Standard"><text:s text:c="4"/>{</text:p>
      <text:p text:style-name="Standard"><text:s text:c="8"/>Console.Clear();</text:p>
      <text:p text:style-name="Standard"><text:s text:c="8"/>ctx.CurrentFiles = FileManager.GetFiles(ctx.CurrentDirectory);</text:p>
      <text:p text:style-name="Standard"><text:s text:c="8"/>UIHelper.DisplayFileList(ctx);</text:p>
      <text:p text:style-name="Standard"><text:s text:c="8"/>UIHelper.DisplayMainMenu();</text:p>
      <text:p text:style-name="Standard"/>
      <text:p text:style-name="Standard"><text:s text:c="8"/>Console.Write("\n <text:s/>Ваш выбор: ");</text:p>
      <text:p text:style-name="Standard"><text:s text:c="8"/>if (!int.TryParse(Console.ReadLine(), out int choice)) continue;</text:p>
      <text:p text:style-name="Standard"><text:s text:c="8"/>if (choice == 99) break;</text:p>
      <text:p text:style-name="Standard"/>
      <text:p text:style-name="Standard"><text:s text:c="8"/>HandleCommand(choice, ctx);</text:p>
      <text:p text:style-name="Standard"><text:s text:c="4"/>}</text:p>
      <text:p text:style-name="Standard">}</text:p>
      <text:p text:style-name="Standard"/>
      <text:p text:style-name="Standard">static void HandleCommand(int choice, EditorContext ctx)</text:p>
      <text:p text:style-name="Standard">{</text:p>
      <text:p text:style-name="Standard"><text:s text:c="4"/>switch (choice)</text:p>
      <text:p text:style-name="Standard"><text:s text:c="4"/>{</text:p>
      <text:p text:style-name="Standard"><text:s text:c="8"/>case 1: TextEditor.ReadFile(GetPath(ctx), ctx); break;</text:p>
      <text:p text:style-name="Standard"><text:s text:c="8"/>case 2: TextEditor.EditFile(ctx); break;</text:p>
      <text:p text:style-name="Standard"><text:s text:c="8"/>case 3: TextEditor.SaveFile(ctx); break;</text:p>
      <text:p text:style-name="Standard"><text:s text:c="8"/>case 4:</text:p>
      <text:p text:style-name="Standard"><text:s text:c="12"/>Console.Write("\n <text:s/>Enter search query: ");</text:p>
      <text:p text:style-name="Standard"><text:s text:c="12"/>//SearchEngine.SearchInFile(ctx, Console.ReadLine());</text:p>
      <text:p text:style-name="Standard"><text:s text:c="12"/>break;</text:p>
      <text:p text:style-name="Standard"><text:s text:c="8"/>case 5: FileManager.DeleteFile(GetPath(ctx)); break;</text:p>
      <text:p text:style-name="Standard"><text:s text:c="8"/>case 6:</text:p>
      <text:p text:style-name="Standard"><text:s text:c="12"/>Console.Write("\n <text:s/>Enter filename: ");</text:p>
      <text:p text:style-name="Standard"><text:s text:c="12"/>FileManager.CreateFile(Path.Combine(ctx.CurrentDirectory, Console.ReadLine() ?? "new.txt"));</text:p>
      <text:p text:style-name="Standard"><text:s text:c="12"/>break;</text:p>
      <text:p text:style-name="Standard"><text:s text:c="8"/>case 7: NavigateDirectory(ctx); break;</text:p>
      <text:p text:style-name="Standard"><text:s text:c="8"/>case 8:</text:p>
      <text:p text:style-name="Standard"><text:s text:c="12"/>string s = GetPath(ctx);</text:p>
      <text:p text:style-name="Standard"><text:s text:c="12"/>if (s != null) FileManager.CopyFile(s, s + ".copy");</text:p>
      <text:p text:style-name="Standard"><text:s text:c="12"/>break;</text:p>
      <text:p text:style-name="Standard"><text:soft-page-break/><text:s text:c="8"/>case 9:</text:p>
      <text:p text:style-name="Standard"><text:s text:c="12"/>string o = GetPath(ctx);</text:p>
      <text:p text:style-name="Standard"><text:s text:c="12"/>if (o != null)</text:p>
      <text:p text:style-name="Standard"><text:s text:c="12"/>{</text:p>
      <text:p text:style-name="Standard"><text:s text:c="16"/>Console.Write(" <text:s/>Enter new name: ");</text:p>
      <text:p text:style-name="Standard"><text:s text:c="16"/>FileManager.RenameFile(o, Path.Combine(ctx.CurrentDirectory, Console.ReadLine()));</text:p>
      <text:p text:style-name="Standard"><text:s text:c="12"/>}</text:p>
      <text:p text:style-name="Standard"><text:s text:c="12"/>break;</text:p>
      <text:p text:style-name="Standard"><text:s text:c="8"/>case 10: Utils.AnalyzeFileProperties(GetPath(ctx)); break;</text:p>
      <text:p text:style-name="Standard"><text:s text:c="8"/>case 11: TextEditor.CreateBackup(ctx); break;</text:p>
      <text:p text:style-name="Standard"><text:s text:c="4"/>}</text:p>
      <text:p text:style-name="Standard"><text:s text:c="4"/>if (choice != 2 &amp;&amp; choice != 7) { Console.Write("\n <text:s/>Нажмите Enter..."); Console.ReadLine(); }</text:p>
      <text:p text:style-name="Standard">}</text:p>
      <text:p text:style-name="Standard">static string GetPath(EditorContext ctx)</text:p>
      <text:p text:style-name="Standard">{</text:p>
      <text:p text:style-name="Standard"><text:s text:c="4"/>Console.Write("\n <text:s/>Choose file number: ");</text:p>
      <text:p text:style-name="Standard"><text:s text:c="4"/>if (int.TryParse(Console.ReadLine(), out int i) &amp;&amp; i &gt; 0 &amp;&amp; i &lt;= ctx.CurrentFiles.Count)</text:p>
      <text:p text:style-name="Standard"><text:s text:c="8"/>return Path.Combine(ctx.CurrentDirectory, ctx.CurrentFiles[i - 1]);</text:p>
      <text:p text:style-name="Standard"><text:s text:c="4"/>return null;</text:p>
      <text:p text:style-name="Standard">}</text:p>
      <text:p text:style-name="Standard"/>
      <text:p text:style-name="Standard">static void NavigateDirectory(EditorContext ctx)</text:p>
      <text:p text:style-name="Standard">{</text:p>
      <text:p text:style-name="Standard"><text:s text:c="4"/>Console.Write("\n <text:s/>Enter path (.. for parent): ");</text:p>
      <text:p text:style-name="Standard"><text:s text:c="4"/>string newdir = Console.ReadLine();</text:p>
      <text:p text:style-name="Standard"><text:s text:c="4"/>string target = newdir == ".." ? Path.GetDirectoryName(ctx.CurrentDirectory) : Path.Combine(ctx.CurrentDirectory, newdir);</text:p>
      <text:p text:style-name="Standard"><text:s text:c="4"/>if (Directory.Exists(target)) ctx.CurrentDirectory = target;</text:p>
      <text:p text:style-name="Standard">}</text:p>
      <text:p text:style-name="Standard"/>
      <text:p text:style-name="P3">Добавил:</text:p>
      <text:p text:style-name="Standard"/>
      <text:p text:style-name="Standard">HandleCommand(int choice, EditorContext ctx)</text:p>
      <text:p text:style-name="Standard"/>
      <text:p text:style-name="P2">Utils</text:p>
      <text:p text:style-name="P2"/>
      <text:p text:style-name="P5">Изменил:</text:p>
      <text:p text:style-name="P5"/>
      <text:p text:style-name="P7"><text:span text:style-name="T9">удалил: </text:span>public static void DangerouslyTouchFile(string path)</text:p>
      <text:p text:style-name="P7">{</text:p>
      <text:p text:style-name="P7"><text:s text:c="4"/>try</text:p>
      <text:p text:style-name="P7"><text:s text:c="4"/>{</text:p>
      <text:p text:style-name="P7"><text:s text:c="4"/></text:p>
      <text:p text:style-name="P7"><text:s text:c="8"/>File.AppendAllText(path, "\n#touched#");</text:p>
      <text:p text:style-name="P7"><text:s text:c="4"/>}</text:p>
      <text:p text:style-name="P7"><text:s text:c="4"/>catch { }</text:p>
      <text:p text:style-name="P7">}</text:p>
      <text:p text:style-name="P7"/>
      <text:p text:style-name="Standard">public static void Sort(List&lt;string&gt; arr)</text:p>
      <text:p text:style-name="Standard"><text:soft-page-break/>{</text:p>
      <text:p text:style-name="Standard"><text:s text:c="4"/>arr.Sort();</text:p>
      <text:p text:style-name="P7">}</text:p>
      <text:p text:style-name="P2">SearchEngine:</text:p>
      <text:p text:style-name="P2"/>
      <text:p text:style-name="P5">Изменил:</text:p>
      <text:p text:style-name="P5"/>
      <text:p text:style-name="P8">for (int i = 0; i &lt; buffer.Length; i++)</text:p>
      <text:p text:style-name="P8">{</text:p>
      <text:p text:style-name="P8"><text:s text:c="4"/>try</text:p>
      <text:p text:style-name="P8"><text:s text:c="4"/>{</text:p>
      <text:p text:style-name="P8"><text:s text:c="8"/>var sub = buffer.Substring(i, Math.Min(query.Length, buffer.Length - i));</text:p>
      <text:p text:style-name="P8"><text:s text:c="8"/>if (sub == query)</text:p>
      <text:p text:style-name="P8"><text:s text:c="8"/>{</text:p>
      <text:p text:style-name="P8"><text:s text:c="12"/>GlobalState.g_search_results.Add(i.ToString());</text:p>
      <text:p text:style-name="P8"><text:s text:c="12"/>if (query.Length % 2 == 1)</text:p>
      <text:p text:style-name="P8"><text:s text:c="12"/>{</text:p>
      <text:p text:style-name="P8"><text:s text:c="16"/>GlobalState.g_search_results.Add(i.ToString()); </text:p>
      <text:p text:style-name="P8"><text:s text:c="12"/>}</text:p>
      <text:p text:style-name="P8"><text:s text:c="8"/>}</text:p>
      <text:p text:style-name="P8"><text:s text:c="4"/>}</text:p>
      <text:p text:style-name="P8"><text:s text:c="4"/>catch { }</text:p>
      <text:p text:style-name="P8">}</text:p>
      <text:p text:style-name="P8">public static void SearchInFile(EditorContext ctx, string query)</text:p>
      <text:p text:style-name="P8">{</text:p>
      <text:p text:style-name="P8"/>
      <text:p text:style-name="P8"><text:s text:c="4"/>if (string.IsNullOrEmpty(ctx.EditorBuffer))</text:p>
      <text:p text:style-name="P8"><text:s text:c="4"/>{</text:p>
      <text:p text:style-name="P8"><text:s text:c="8"/>Console.WriteLine("\n <text:s/>Open file first!");</text:p>
      <text:p text:style-name="P8"><text:s text:c="8"/>return;</text:p>
      <text:p text:style-name="P8"><text:s text:c="4"/>}</text:p>
      <text:p text:style-name="P8"/>
      <text:p text:style-name="P8"><text:s text:c="4"/>if (string.IsNullOrEmpty(query))</text:p>
      <text:p text:style-name="P8"><text:s text:c="4"/>{</text:p>
      <text:p text:style-name="P8"><text:s text:c="8"/>Console.WriteLine("\n <text:s/>Empty query!");</text:p>
      <text:p text:style-name="P8"><text:s text:c="8"/>return;</text:p>
      <text:p text:style-name="P8"><text:s text:c="4"/>}</text:p>
      <text:p text:style-name="P8"><text:s text:c="4"/>ctx.SearchResults.Clear();</text:p>
      <text:p text:style-name="P8"><text:s text:c="4"/>int idx = ctx.EditorBuffer.IndexOf(query); //поменял на <text:span text:style-name="T8">indexOf</text:span></text:p>
      <text:p text:style-name="P8"/>
      <text:p text:style-name="P8">while (idx != -1)</text:p>
      <text:p text:style-name="P8">{</text:p>
      <text:p text:style-name="P8"><text:s text:c="4"/>ctx.SearchResults.Add(idx.ToString());</text:p>
      <text:p text:style-name="P8"><text:s text:c="4"/>idx = ctx.EditorBuffer.IndexOf(query, idx + 1);</text:p>
      <text:p text:style-name="P8">}</text:p>
      <text:p text:style-name="P8"/>
      <text:p text:style-name="P8">Console.Clear();</text:p>
      <text:p text:style-name="P8"><text:s text:c="4"/>UIHelper.PrintBorder("SEARCH RESULTS");</text:p>
      <text:p text:style-name="P8"><text:s text:c="4"/>Console.WriteLine($" <text:s/>Query: '{query}'");</text:p>
      <text:p text:style-name="P8"><text:s text:c="4"/>Console.WriteLine($" <text:s/>Found: {ctx.SearchResults.Count}");</text:p>
      <text:p text:style-name="P8"><text:soft-page-break/><text:s text:c="4"/>UIHelper.PrintSeparator();</text:p>
      <text:p text:style-name="P8"/>
      <text:p text:style-name="P8"><text:s text:c="4"/>if (ctx.SearchResults.Count == 0)</text:p>
      <text:p text:style-name="P8"><text:s text:c="4"/>{</text:p>
      <text:p text:style-name="P8"><text:s text:c="8"/>Console.WriteLine(" <text:s/>Not found");</text:p>
      <text:p text:style-name="P8"><text:s text:c="4"/>}</text:p>
      <text:p text:style-name="P8"><text:s text:c="4"/>else</text:p>
      <text:p text:style-name="P8"><text:s text:c="4"/>{</text:p>
      <text:p text:style-name="P8"><text:s text:c="8"/>for (int pos = 0; pos &lt; ctx.SearchResults.Count &amp;&amp; pos &lt; 20; pos++)</text:p>
      <text:p text:style-name="P8"><text:s text:c="8"/>{</text:p>
      <text:p text:style-name="P8"><text:s text:c="12"/>Console.WriteLine($" <text:s/>{pos + 1}. Position {ctx.SearchResults[pos]}");</text:p>
      <text:p text:style-name="P8"><text:s text:c="8"/>}</text:p>
      <text:p text:style-name="P8"/>
      <text:p text:style-name="P8"><text:s text:c="8"/>if (ctx.SearchResults.Count &gt; 20)</text:p>
      <text:p text:style-name="P8"><text:s text:c="8"/>{</text:p>
      <text:p text:style-name="P8"><text:s text:c="12"/>Console.WriteLine($" <text:s/>... and {ctx.SearchResults.Count - 20} more");</text:p>
      <text:p text:style-name="P8"><text:s text:c="8"/>}</text:p>
      <text:p text:style-name="P8"><text:s text:c="4"/>}</text:p>
      <text:p text:style-name="P8"><text:s text:c="4"/>UIHelper.PrintSeparator();</text:p>
      <text:p text:style-name="P8">}</text:p>
      <text:p text:style-name="P8"/>
      <text:p text:style-name="P6">TextEditor</text:p>
      <text:p text:style-name="P6"/>
      <text:p text:style-name="Standard"><text:s/>public static void ReadFile(string path, EditorContext ctx)</text:p>
      <text:p text:style-name="Standard"><text:s/>{</text:p>
      <text:p text:style-name="Standard"><text:s text:c="5"/>if (path == null || !File.Exists(path)) return;</text:p>
      <text:p text:style-name="Standard"><text:s text:c="5"/>try</text:p>
      <text:p text:style-name="Standard"><text:s text:c="5"/>{</text:p>
      <text:p text:style-name="Standard"><text:s text:c="9"/>ctx.EditorBuffer = File.ReadAllText(path);</text:p>
      <text:p text:style-name="Standard"><text:s text:c="9"/>ctx.CurrentEditFile = path;</text:p>
      <text:p text:style-name="Standard"><text:s text:c="9"/>Console.Clear();</text:p>
      <text:p text:style-name="Standard"><text:s text:c="9"/>UIHelper.PrintBorder("FILE CONTENT");</text:p>
      <text:p text:style-name="Standard"><text:s text:c="9"/>Console.WriteLine($" <text:s/>File: {path}");</text:p>
      <text:p text:style-name="Standard"><text:s text:c="9"/>Console.WriteLine($" <text:s/>Size: {ctx.EditorBuffer.Length} bytes(with padding)");</text:p>
      <text:p text:style-name="Standard"><text:s text:c="9"/>UIHelper.PrintSeparator();</text:p>
      <text:p text:style-name="Standard"><text:s text:c="9"/>Console.WriteLine(ctx.EditorBuffer);</text:p>
      <text:p text:style-name="Standard"><text:s text:c="9"/>UIHelper.PrintSeparator();</text:p>
      <text:p text:style-name="Standard"><text:s text:c="9"/>Console.WriteLine("\n <text:s/>File loaded successfully");</text:p>
      <text:p text:style-name="Standard"><text:s text:c="5"/>}</text:p>
      <text:p text:style-name="Standard"><text:s text:c="5"/>catch (Exception e)</text:p>
      <text:p text:style-name="Standard"><text:s text:c="5"/>{</text:p>
      <text:p text:style-name="Standard"><text:s text:c="9"/>Console.WriteLine($"\n <text:s/>Error: {e.Message}\n");</text:p>
      <text:p text:style-name="Standard"><text:s text:c="5"/>}</text:p>
      <text:p text:style-name="Standard"><text:s/>}</text:p>
      <text:p text:style-name="Standard"/>
      <text:p text:style-name="Standard"><text:s/>public static void EditFile(EditorContext ctx)</text:p>
      <text:p text:style-name="Standard"><text:s/>{</text:p>
      <text:p text:style-name="Standard"><text:s text:c="5"/>if (string.IsNullOrEmpty(ctx.CurrentEditFile))</text:p>
      <text:p text:style-name="Standard"><text:s text:c="5"/>{</text:p>
      <text:p text:style-name="Standard"><text:s text:c="9"/>Console.WriteLine("\n <text:s/>Open file first!");</text:p>
      <text:p text:style-name="Standard"><text:s text:c="9"/>return;</text:p>
      <text:p text:style-name="Standard"><text:soft-page-break/><text:s text:c="5"/>}</text:p>
      <text:p text:style-name="Standard"/>
      <text:p text:style-name="Standard"><text:s text:c="5"/>Console.Clear();</text:p>
      <text:p text:style-name="Standard"><text:s text:c="5"/>UIHelper.PrintBorder("EDIT FILE");</text:p>
      <text:p text:style-name="Standard"><text:s text:c="5"/>Console.WriteLine($" <text:s/>File: {ctx.CurrentEditFile}");</text:p>
      <text:p text:style-name="Standard"><text:s text:c="5"/>Console.WriteLine($" <text:s/>Size: {ctx.EditorBuffer.Length} bytes");</text:p>
      <text:p text:style-name="Standard"><text:s text:c="5"/>UIHelper.PrintSeparator();</text:p>
      <text:p text:style-name="Standard"><text:s text:c="5"/>Console.WriteLine("\n <text:s/>Enter new content (EOF on new line to finish):");</text:p>
      <text:p text:style-name="Standard"><text:s text:c="5"/>UIHelper.PrintSeparator();</text:p>
      <text:p text:style-name="Standard"/>
      <text:p text:style-name="Standard"><text:s text:c="5"/>ctx.EditorBuffer = "";</text:p>
      <text:p text:style-name="Standard"><text:s text:c="5"/>string line = Console.ReadLine();</text:p>
      <text:p text:style-name="Standard"><text:s text:c="5"/>while (line != "EOF")</text:p>
      <text:p text:style-name="Standard"><text:s text:c="5"/>{</text:p>
      <text:p text:style-name="Standard"><text:s text:c="9"/>ctx.EditorBuffer += line + Environment.NewLine;</text:p>
      <text:p text:style-name="Standard"><text:s text:c="9"/>line = Console.ReadLine();</text:p>
      <text:p text:style-name="Standard"><text:s text:c="5"/>}</text:p>
      <text:p text:style-name="Standard"/>
      <text:p text:style-name="Standard"><text:s text:c="5"/>Console.WriteLine("\n <text:s/>Content modified (not saved)!");</text:p>
      <text:p text:style-name="Standard"><text:s/>}</text:p>
      <text:p text:style-name="Standard"/>
      <text:p text:style-name="Standard"><text:s/>public static void SaveFile(EditorContext ctx)</text:p>
      <text:p text:style-name="Standard"><text:s/>{</text:p>
      <text:p text:style-name="Standard"><text:s text:c="5"/>if (string.IsNullOrEmpty(ctx.CurrentEditFile))</text:p>
      <text:p text:style-name="Standard"><text:s text:c="5"/>{</text:p>
      <text:p text:style-name="Standard"><text:s text:c="9"/>Console.WriteLine("\n <text:s/>No open file!");</text:p>
      <text:p text:style-name="Standard"><text:s text:c="9"/>return;</text:p>
      <text:p text:style-name="Standard"><text:s text:c="5"/>}</text:p>
      <text:p text:style-name="Standard"/>
      <text:p text:style-name="Standard"><text:s text:c="5"/>Console.Clear();</text:p>
      <text:p text:style-name="Standard"><text:s text:c="5"/>UIHelper.PrintBorder("SAVE FILE");</text:p>
      <text:p text:style-name="Standard"><text:s text:c="5"/>Console.WriteLine($" <text:s/>File: {ctx.CurrentEditFile}");</text:p>
      <text:p text:style-name="Standard"><text:s text:c="5"/>Console.WriteLine($" <text:s/>Size: {ctx.EditorBuffer.Length} bytes");</text:p>
      <text:p text:style-name="Standard"><text:s text:c="5"/>UIHelper.PrintSeparator();</text:p>
      <text:p text:style-name="Standard"/>
      <text:p text:style-name="Standard"><text:s text:c="5"/>try</text:p>
      <text:p text:style-name="Standard"><text:s text:c="5"/>{</text:p>
      <text:p text:style-name="Standard"><text:s text:c="9"/>File.WriteAllText(ctx.CurrentEditFile, ctx.EditorBuffer);</text:p>
      <text:p text:style-name="Standard"><text:s text:c="9"/></text:p>
      <text:p text:style-name="Standard"><text:s text:c="9"/>try {</text:p>
      <text:p text:style-name="Standard"><text:s text:c="13"/>File.WriteAllText(ctx.CurrentEditFile, ctx.EditorBuffer);</text:p>
      <text:p text:style-name="Standard"><text:s text:c="13"/>File.WriteAllText(ctx.CurrentEditFile + ".bak", ctx.EditorBuffer);</text:p>
      <text:p text:style-name="Standard"><text:s text:c="9"/>}catch {}</text:p>
      <text:p text:style-name="Standard"><text:s text:c="9"/>Console.WriteLine(" <text:s/>File saved successfully! (and a .bak was created)");</text:p>
      <text:p text:style-name="Standard"><text:s text:c="5"/>}</text:p>
      <text:p text:style-name="Standard"><text:s text:c="5"/>catch (Exception e)</text:p>
      <text:p text:style-name="Standard"><text:s text:c="5"/>{</text:p>
      <text:p text:style-name="Standard"><text:s text:c="9"/>Console.WriteLine($" <text:s/>Error: {e.Message}");</text:p>
      <text:p text:style-name="Standard"><text:s text:c="5"/>}</text:p>
      <text:p text:style-name="Standard"><text:s/>}</text:p>
      <text:p text:style-name="Standard"/>
      <text:p text:style-name="Standard"><text:s/>public static void CreateBackup(EditorContext ctx)</text:p>
      <text:p text:style-name="Standard"><text:soft-page-break/><text:s/>{</text:p>
      <text:p text:style-name="Standard"><text:s text:c="5"/>if (string.IsNullOrEmpty(ctx.CurrentEditFile))</text:p>
      <text:p text:style-name="Standard"><text:s text:c="5"/>{</text:p>
      <text:p text:style-name="Standard"><text:s text:c="9"/>Console.WriteLine("\n <text:s/>No open file!");</text:p>
      <text:p text:style-name="Standard"><text:s text:c="9"/>return;</text:p>
      <text:p text:style-name="Standard"><text:s text:c="5"/>}</text:p>
      <text:p text:style-name="Standard"/>
      <text:p text:style-name="Standard"><text:s text:c="5"/>Console.Clear();</text:p>
      <text:p text:style-name="Standard"><text:s text:c="5"/>UIHelper.PrintBorder("CREATE BACKUP");</text:p>
      <text:p text:style-name="Standard"><text:s text:c="5"/>Console.WriteLine($" <text:s/>File: {ctx.CurrentEditFile}");</text:p>
      <text:p text:style-name="Standard"><text:s text:c="5"/>UIHelper.PrintSeparator();</text:p>
      <text:p text:style-name="Standard"/>
      <text:p text:style-name="Standard"><text:s text:c="5"/>try</text:p>
      <text:p text:style-name="Standard"><text:s text:c="5"/>{</text:p>
      <text:p text:style-name="Standard"><text:s text:c="9"/>string backup_name = ctx.CurrentEditFile + ".backup";</text:p>
      <text:p text:style-name="Standard"><text:s text:c="9"/>File.WriteAllText(backup_name, ctx.EditorBuffer);</text:p>
      <text:p text:style-name="Standard"><text:s text:c="9"/>Console.WriteLine($" <text:s/>Backup created: {backup_name}");</text:p>
      <text:p text:style-name="Standard"><text:s text:c="5"/>}</text:p>
      <text:p text:style-name="Standard"><text:s text:c="5"/>catch (Exception e)</text:p>
      <text:p text:style-name="Standard"><text:s text:c="5"/>{</text:p>
      <text:p text:style-name="Standard"><text:s text:c="9"/>Console.WriteLine($" <text:s/>Error: {e.Message}");</text:p>
      <text:p text:style-name="Standard"><text:s text:c="5"/>}</text:p>
      <text:p text:style-name="Standard"><text:s/>}</text:p>
      <text:p text:style-name="Standard"/>
      <text:p text:style-name="P3">UIHelper</text:p>
      <text:p text:style-name="P3"/>
      <text:p text:style-name="P4">Изменение:</text:p>
      <text:p text:style-name="P4">поменял все </text:p>
      <text:p text:style-name="P10">public static void PrintBorder(string title = "")</text:p>
      <text:p text:style-name="P10">{</text:p>
      <text:p text:style-name="P10"><text:s text:c="4"/>Console.WriteLine(" <text:s/>" + new string('=', 76));</text:p>
      <text:p text:style-name="P10"><text:s text:c="4"/>if (!string.IsNullOrEmpty(title))</text:p>
      <text:p text:style-name="P10"><text:s text:c="4"/>{</text:p>
      <text:p text:style-name="P10"><text:s text:c="8"/>int padding = (76 - title.Length) / 2;</text:p>
      <text:p text:style-name="P10"><text:s text:c="8"/>Console.WriteLine($" <text:s/>|{title.PadLeft(padding + title.Length).PadRight(76)}|");</text:p>
      <text:p text:style-name="P10"><text:s text:c="8"/>Console.WriteLine(" <text:s/>" + new string('=', 76));</text:p>
      <text:p text:style-name="P10"><text:s text:c="4"/>}</text:p>
      <text:p text:style-name="P10">}</text:p>
      <text:p text:style-name="P10"/>
      <text:p text:style-name="P10">public static void PrintSeparator()</text:p>
      <text:p text:style-name="P10">{</text:p>
      <text:p text:style-name="P10"><text:s text:c="4"/>Console.WriteLine(" <text:s/>" + new string('-', 76));</text:p>
      <text:p text:style-name="P10">}</text:p>
      <text:p text:style-name="P10"/>
      <text:p text:style-name="P10">public static void PrintFileTableHeader()</text:p>
      <text:p text:style-name="P10">{</text:p>
      <text:p text:style-name="P10"><text:s text:c="4"/>Console.Write(" <text:s/>" + "N".PadRight(4));</text:p>
      <text:p text:style-name="P10"><text:s text:c="4"/>Console.Write("Name".PadRight(40));</text:p>
      <text:p text:style-name="P10"><text:s text:c="4"/>Console.Write("Size".PadRight(15));</text:p>
      <text:p text:style-name="P10"><text:s text:c="4"/>Console.WriteLine("Type");</text:p>
      <text:p text:style-name="P10"><text:soft-page-break/><text:s text:c="4"/>PrintSeparator();</text:p>
      <text:p text:style-name="P10">}</text:p>
      <text:p text:style-name="P10"/>
      <text:p text:style-name="P10">public static void PrintFileRow(int index, string name, bool isDir, long size)</text:p>
      <text:p text:style-name="P10">{</text:p>
      <text:p text:style-name="P10"><text:s text:c="4"/>Console.Write(" <text:s/>" + index.ToString().PadRight(4));</text:p>
      <text:p text:style-name="P10"/>
      <text:p text:style-name="P10"><text:s text:c="4"/>string display_name = name;</text:p>
      <text:p text:style-name="P10"><text:s text:c="4"/>if (name.Length &gt; 36)</text:p>
      <text:p text:style-name="P10"><text:s text:c="4"/>{</text:p>
      <text:p text:style-name="P10"><text:s text:c="8"/>display_name = name.Substring(0, 33) + "...";</text:p>
      <text:p text:style-name="P10"><text:s text:c="4"/>}</text:p>
      <text:p text:style-name="P10"/>
      <text:p text:style-name="P10"/>
      <text:p text:style-name="P10"><text:s text:c="4"/>Console.Write(display_name.PadRight(40) + " ");</text:p>
      <text:p text:style-name="P10"/>
      <text:p text:style-name="P10"><text:s text:c="4"/>if (isDir)</text:p>
      <text:p text:style-name="P10"><text:s text:c="4"/>{</text:p>
      <text:p text:style-name="P10"><text:s text:c="8"/>Console.Write("-".PadRight(15));</text:p>
      <text:p text:style-name="P10"><text:s text:c="8"/>Console.WriteLine("Folder");</text:p>
      <text:p text:style-name="P10"><text:s text:c="4"/>}</text:p>
      <text:p text:style-name="P10"><text:s text:c="4"/>else</text:p>
      <text:p text:style-name="P10"><text:s text:c="4"/>{</text:p>
      <text:p text:style-name="P10"><text:s text:c="8"/>string size_str = "";</text:p>
      <text:p text:style-name="P10"><text:s text:c="8"/>try</text:p>
      <text:p text:style-name="P10"><text:s text:c="8"/>{</text:p>
      <text:p text:style-name="P10"><text:s text:c="12"/>if (size == 0)</text:p>
      <text:p text:style-name="P10"><text:s text:c="12"/>{</text:p>
      <text:p text:style-name="P10"><text:s text:c="16"/>size_str = size.ToString() + " B";</text:p>
      <text:p text:style-name="P10"><text:s text:c="12"/>}</text:p>
      <text:p text:style-name="P10"><text:s text:c="12"/>else if (size &lt; 1024)</text:p>
      <text:p text:style-name="P10"><text:s text:c="12"/>{</text:p>
      <text:p text:style-name="P10"><text:s text:c="16"/>size_str = size.ToString() + " B";</text:p>
      <text:p text:style-name="P10"><text:s text:c="12"/>}</text:p>
      <text:p text:style-name="P10"><text:s text:c="12"/>else if (size &lt; 1024 * 1024)</text:p>
      <text:p text:style-name="P10"><text:s text:c="12"/>{</text:p>
      <text:p text:style-name="P10"><text:s text:c="16"/>size_str = (size / 1024).ToString() + " KB";</text:p>
      <text:p text:style-name="P10"><text:s text:c="12"/>}</text:p>
      <text:p text:style-name="P10"><text:s text:c="12"/>else</text:p>
      <text:p text:style-name="P10"><text:s text:c="12"/>{</text:p>
      <text:p text:style-name="P10"><text:s text:c="16"/>size_str = (size / (1024 * 1024)).ToString() + " MB";</text:p>
      <text:p text:style-name="P10"><text:s text:c="12"/>}</text:p>
      <text:p text:style-name="P10"><text:s text:c="8"/>}</text:p>
      <text:p text:style-name="P10"><text:s text:c="8"/>catch { size_str = "?"; }</text:p>
      <text:p text:style-name="P10"/>
      <text:p text:style-name="P10"><text:s text:c="8"/>Console.Write(size_str.PadRight(15));</text:p>
      <text:p text:style-name="P10"><text:s text:c="8"/>Console.WriteLine("File");</text:p>
      <text:p text:style-name="P10"><text:s text:c="4"/>}</text:p>
      <text:p text:style-name="P10">}</text:p>
      <text:p text:style-name="P10"/>
      <text:p text:style-name="P10">public static void DisplayFileList(EditorContext ctx)</text:p>
      <text:p text:style-name="P10">{</text:p>
      <text:p text:style-name="P10"><text:soft-page-break/><text:s text:c="4"/>PrintBorder("SODERZHIMOE KATALOGA");</text:p>
      <text:p text:style-name="P10"><text:s text:c="4"/>Console.WriteLine($" <text:s/>Path: {ctx.CurrentDirectory}");</text:p>
      <text:p text:style-name="P10"><text:s text:c="4"/>Console.WriteLine($" <text:s/>Elements: {ctx.CurrentFiles.Count}");</text:p>
      <text:p text:style-name="P10"><text:s text:c="4"/>PrintSeparator();</text:p>
      <text:p text:style-name="P10"/>
      <text:p text:style-name="P10"><text:s text:c="4"/>if (ctx.CurrentFiles.Count == 0)</text:p>
      <text:p text:style-name="P10"><text:s text:c="4"/>{</text:p>
      <text:p text:style-name="P10"><text:s text:c="8"/>Console.WriteLine(" <text:s/>Folder is empty");</text:p>
      <text:p text:style-name="P10"><text:s text:c="8"/>PrintSeparator();</text:p>
      <text:p text:style-name="P10"><text:s text:c="8"/>return;</text:p>
      <text:p text:style-name="P10"><text:s text:c="4"/>}</text:p>
      <text:p text:style-name="P10"/>
      <text:p text:style-name="P10"><text:s text:c="4"/>PrintFileTableHeader();</text:p>
      <text:p text:style-name="P10"/>
      <text:p text:style-name="P10"><text:s text:c="4"/>for (int i = 0; i &lt; ctx.CurrentFiles.Count; i++)</text:p>
      <text:p text:style-name="P10"><text:s text:c="4"/>{</text:p>
      <text:p text:style-name="P10"><text:s text:c="8"/>string full_path = Path.Combine(ctx.CurrentDirectory, ctx.CurrentFiles[i]);</text:p>
      <text:p text:style-name="P10"><text:s text:c="8"/>bool isDir = Directory.Exists(full_path);</text:p>
      <text:p text:style-name="P10"><text:s text:c="8"/>long size = 0;</text:p>
      <text:p text:style-name="P10"/>
      <text:p text:style-name="P10"><text:s text:c="8"/>if (!isDir &amp;&amp; File.Exists(full_path))</text:p>
      <text:p text:style-name="P10"><text:s text:c="8"/>{</text:p>
      <text:p text:style-name="P10"><text:s text:c="12"/>try</text:p>
      <text:p text:style-name="P10"><text:s text:c="12"/>{</text:p>
      <text:p text:style-name="P10"><text:s text:c="16"/>size = new FileInfo(full_path).Length;</text:p>
      <text:p text:style-name="P10"><text:s text:c="12"/>}</text:p>
      <text:p text:style-name="P10"><text:s text:c="12"/>catch</text:p>
      <text:p text:style-name="P10"><text:s text:c="12"/>{</text:p>
      <text:p text:style-name="P10"><text:s text:c="16"/>size = 0;</text:p>
      <text:p text:style-name="P10"><text:s text:c="12"/>}</text:p>
      <text:p text:style-name="P10"><text:s text:c="8"/>}</text:p>
      <text:p text:style-name="P10"/>
      <text:p text:style-name="P10"><text:s text:c="8"/>PrintFileRow(i + 1, ctx.CurrentFiles[i], isDir, size);</text:p>
      <text:p text:style-name="P10"><text:s text:c="4"/>}</text:p>
      <text:p text:style-name="P10"/>
      <text:p text:style-name="P10"><text:s text:c="4"/>PrintSeparator();</text:p>
      <text:p text:style-name="P10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6T17:54:10.340000000</meta:creation-date>
    <dc:date>2025-12-22T11:59:59.557000000</dc:date>
    <meta:editing-duration>PT2H23M46S</meta:editing-duration>
    <meta:editing-cycles>10</meta:editing-cycles>
    <meta:generator>LibreOffice/7.6.2.1$Windows_X86_64 LibreOffice_project/56f7684011345957bbf33a7ee678afaf4d2ba333</meta:generator>
    <meta:document-statistic meta:table-count="0" meta:image-count="0" meta:object-count="0" meta:page-count="10" meta:paragraph-count="434" meta:word-count="1089" meta:character-count="11809" meta:non-whitespace-character-count="8703"/>
  </office:meta>
</office:document-meta>
</file>